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e5b10" officeooo:paragraph-rsid="000e5b10"/>
    </style:style>
    <style:style style:name="P2" style:family="paragraph" style:parent-style-name="Standard">
      <style:text-properties officeooo:paragraph-rsid="000e5b10"/>
    </style:style>
    <style:style style:name="P3" style:family="paragraph" style:parent-style-name="Standard">
      <style:text-properties officeooo:rsid="000e60b6" officeooo:paragraph-rsid="000e60b6"/>
    </style:style>
    <style:style style:name="P4" style:family="paragraph" style:parent-style-name="Standard">
      <style:text-properties officeooo:rsid="000e60b6" officeooo:paragraph-rsid="00112c8d"/>
    </style:style>
    <style:style style:name="P5" style:family="paragraph" style:parent-style-name="Standard">
      <style:text-properties officeooo:rsid="000edc0c" officeooo:paragraph-rsid="000edc0c"/>
    </style:style>
    <style:style style:name="P6" style:family="paragraph" style:parent-style-name="Standard">
      <style:text-properties officeooo:rsid="000f498f" officeooo:paragraph-rsid="000f498f"/>
    </style:style>
    <style:style style:name="P7" style:family="paragraph" style:parent-style-name="Standard">
      <style:text-properties officeooo:rsid="000f498f" officeooo:paragraph-rsid="00112c8d"/>
    </style:style>
    <style:style style:name="P8" style:family="paragraph" style:parent-style-name="Standard">
      <style:text-properties officeooo:rsid="00112c8d" officeooo:paragraph-rsid="00112c8d"/>
    </style:style>
    <style:style style:name="P9" style:family="paragraph" style:parent-style-name="Standard">
      <style:text-properties officeooo:rsid="0015d803" officeooo:paragraph-rsid="0015d803"/>
    </style:style>
    <style:style style:name="T1" style:family="text">
      <style:text-properties officeooo:rsid="000e5b10"/>
    </style:style>
    <style:style style:name="T2" style:family="text">
      <style:text-properties officeooo:rsid="000e60b6"/>
    </style:style>
    <style:style style:name="T3" style:family="text">
      <style:text-properties officeooo:rsid="000edc0c"/>
    </style:style>
    <style:style style:name="T4" style:family="text">
      <style:text-properties officeooo:rsid="00112c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2---the three-body problem &amp; the resonance &amp; chaotic tumbling in astronomy <text:s/></text:p>
      <text:p text:style-name="P1">Problem 4.16 + <text:s/>4.18 + <text:s/>4.20 <text:s/></text:p>
      <text:p text:style-name="P1">2013301020076 上官俊怡 <text:s/></text:p>
      <text:p text:style-name="P1"/>
      <text:p text:style-name="P1"># 1. Abstract</text:p>
      <text:p text:style-name="P1">A three-body made up of the Sun, the Earth and the Jupiter to investigate the effect on the Earth's motion introduced by the gravitational force between the Earth and the Jupiter. <text:span text:style-name="T2">Besides, resonance shown by the asteriods in the Kirkwood gaps is investigated. In addition, the chaotic motion of the irregularly shaped moon, the Hyperion, is illustrated. <text:s/></text:span></text:p>
      <text:p text:style-name="P1"/>
      <text:p text:style-name="P1"># 2. Background</text:p>
      <text:p text:style-name="P1">In the problem of celestial mechanics, three-body problem or n-body problem is much more common than two-body ones. Meanwhile, their analytical theory becomes much more complicated. Since Jupiter is the largest planet in the solar system, we consider a three-body problem consisting of the Sun, the Earth and the Jupiter. Without Jupiter, the orbit of the Earth is stable and unchanging with time. <text:s text:c="2"/></text:p>
      <text:p text:style-name="P3">There are many gaps in the plot of the distribution of asteriods between the Sun and the Jupiter in the solar system, which are known as the Kirkwood gaps now. For any asteriod in the Kirkwood gaps, it will show the phenomena of resonance. It will be at the same point or points in its orbit each time Jupiter comes closest and the effect of Jupiter during each approach will accumulate and lead to a large perturbation of its orbit. The orbit of the asteriod may <text:s/>be “smeared out”. <text:s/></text:p>
      <text:p text:style-name="P3">The motion of Hyperion is one case of chaos that is fairly simple. In the solar system, all moons but the Hyperion exhibit so-called synchronism: the spin of the moon is synchronized with its orbital motion about some planet. The exception of the Hyperion is due to its shape and its highly elliptical orbit. <text:s/></text:p>
      <text:p text:style-name="P1">常见质量<text:span text:style-name="T3">98书，sun，earth，jupiter <text:s/></text:span></text:p>
      <text:p text:style-name="P1"/>
      <text:p text:style-name="P1"># 3. Methodology <text:span text:style-name="T2">and Solutions</text:span></text:p>
      <text:p text:style-name="P3">## 3.1. Three-Body Problem</text:p>
      <text:p text:style-name="P6">Generally, the magnitude of gravitational force between two planet is <text:s/></text:p>
      <text:p text:style-name="P8">![](<text:a xlink:type="simple" xlink:href="http://latex.codecogs.com/gif.latex?F_%7Bij%7D%3D%5Cfrac%7BGm_im_j%7D%7B%28x_i-x_j%29%5E2&amp;plus;%28y_i-y_j%29%5E2%7D" text:style-name="Internet_20_link" text:visited-style-name="Visited_20_Internet_20_Link">http://latex.codecogs.com/gif.latex?F_%7Bij%7D%3D%5Cfrac%7BGm_im_j%7D%7B%28x_i-x_j%29%5E2&amp;plus;%28y_i-y_j%29%5E2%7D</text:a>) <text:s/></text:p>
      <text:p text:style-name="P7">The total force that <text:span text:style-name="T4">the planet labeled by the subscript ![](http://latex.codecogs.com/gif.latex?i)</text:span> experiences is <text:s/></text:p>
      <text:p text:style-name="P7">!<text:span text:style-name="T4">[](</text:span><text:a xlink:type="simple" xlink:href="http://latex.codecogs.com/gif.latex?%5Coverrightarrow%7BF_i%7D%3D%5Csum_%7Bj%7D%5E%7Bj%5Cneq%20i%7D%5Cfrac%7BGm_im_j%7D%7B%5Cleft%20%7C%20%5Coverrightarrow%7Br_j%7D-%5Coverrightarrow%7Br_i%7D%20%5Cright%20%7C%5E2%7D%5Ccdot%20%5Cfrac%7B%5Coverrightarrow%7Br_j%7D-%5Coverrightarrow%7Br_i%7D%7D%7B%5Cleft%20%7C%20%5Coverrightarrow%7Br_j%7D-%5Coverrightarrow%7Br_i%7D%20%5Cright%20%7C%7D" text:style-name="Internet_20_link" text:visited-style-name="Visited_20_Internet_20_Link"><text:span text:style-name="T4">http://latex.codecogs.com/gif.latex?%5Coverrightarrow%7BF_i%7D%3D%5Csum_%7Bj%7D%5E%7Bj%5Cneq%20i%7D%5Cfrac%7BGm_im_j%7D%7B%5Cleft%20%7C%20%5Coverrightarrow%7Br_j%7D-%5Coverrightarrow%7Br_i%7D%20%5Cright%20%7C%5E2%7D%5Ccdot%20%5Cfrac%7B%5Coverrightarrow%7Br_j%7D-%5Coverrightarrow%7Br_i%7D%7D%7B%5Cleft%20%7C%20%5Coverrightarrow%7Br_j%7D-%5Coverrightarrow%7Br_i%7D%20%5Cright%20%7C%7D</text:span></text:a><text:span text:style-name="T4">) <text:s/></text:span></text:p>
      <text:p text:style-name="P8">Here, for simplicity, we consider only three planets(the Sun, the Earth and the Jupiter). Besides, the AU is introduced to simplify the numerical process since ![](<text:a xlink:type="simple" xlink:href="http://latex.codecogs.com/gif.latex?Gm_S%3D4%5Cpi%5E2AU%5E3/yr%5E2" text:style-name="Internet_20_link" text:visited-style-name="Visited_20_Internet_20_Link">http://latex.codecogs.com/gif.latex?Gm_S%3D4%5Cpi%5E2AU%5E3/yr%5E2</text:a>) and the distance ![](<text:a xlink:type="simple" xlink:href="http://latex.codecogs.com/gif.latex?d_%7BS%2CE%7D%3D1AU" text:style-name="Internet_20_link" text:visited-style-name="Visited_20_Internet_20_Link">http://latex.codecogs.com/gif.latex?d_%7BS%2CE%7D%3D1AU</text:a>). <text:s/></text:p>
      <text:p text:style-name="P8"/>
      <text:p text:style-name="P4"/>
      <text:p text:style-name="P5">## 3.2. Resonance in the Kirkwood Gaps</text:p>
      <text:p text:style-name="P5">哈哈哈哈哈哈哈哈哈哈哈 <text:s/></text:p>
      <text:p text:style-name="P5"/>
      <text:p text:style-name="P5"/>
      <text:p text:style-name="P5"/>
      <text:p text:style-name="P5">## 3.3. Chaotic Tumbling of the Hyperion</text:p>
      <text:p text:style-name="P5"><text:soft-page-break/></text:p>
      <text:p text:style-name="P5"/>
      <text:p text:style-name="P1"/>
      <text:p text:style-name="P1"/>
      <text:p text:style-name="P1"/>
      <text:p text:style-name="P1"/>
      <text:p text:style-name="P1"># 4. Code</text:p>
      <text:p text:style-name="P1"/>
      <text:p text:style-name="P1"/>
      <text:p text:style-name="P1"/>
      <text:p text:style-name="P1"># 5. Running and Analysis</text:p>
      <text:p text:style-name="P9">## 5.1 The Three-Body Simulation</text:p>
      <text:p text:style-name="P9">**The Sun is stationary** <text:s/></text:p>
      <text:p text:style-name="P9"/>
      <text:p text:style-name="P9"/>
      <text:p text:style-name="P9">**The Sun is Not Stationary** <text:s/></text:p>
      <text:p text:style-name="P1"/>
      <text:p text:style-name="P1"/>
      <text:p text:style-name="P1"/>
      <text:p text:style-name="P1"/>
      <text:p text:style-name="P1"/>
      <text:p text:style-name="P1"/>
      <text:p text:style-name="P1"/>
      <text:p text:style-name="P1"># 6. Acknowledgement and Reference</text:p>
      <text:p text:style-name="P1">- [codecogs](http://latex.codecogs.com/)</text:p>
      <text:p text:style-name="P2"><text:span text:style-name="T1">- </text:span>Computational Physics, Nicholas J. Giordano &amp; Hisao Nakanishi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1:53:17.880677206</meta:creation-date>
    <dc:date>2016-06-08T10:39:59.426545497</dc:date>
    <meta:editing-duration>PT1H16M52S</meta:editing-duration>
    <meta:editing-cycles>6</meta:editing-cycles>
    <meta:generator>LibreOffice/5.0.2.2$Linux_X86_64 LibreOffice_project/00m0$Build-2</meta:generator>
    <meta:document-statistic meta:table-count="0" meta:image-count="0" meta:object-count="0" meta:page-count="2" meta:paragraph-count="28" meta:word-count="432" meta:character-count="3161" meta:non-whitespace-character-count="2744"/>
  </office:meta>
</office:document-meta>
</file>